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7FF12_2a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7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Type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Joseph Krauskopf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June 10, 1897</text:p>
      <text:p text:style-name="P2">Month<text:tab/><text:tab/><text:tab/><text:tab/><text:tab/><text:tab/>June</text:p>
      <text:p text:style-name="P2">Year<text:tab/><text:tab/><text:tab/><text:tab/><text:tab/><text:tab/>1897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Letter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photocopy is also available in Box 19, FF 6.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Picture of the National Farm School]<text:tab/><text:tab/><text:tab/><text:tab/><text:tab/>The National Farm School,/</text:p>
      <text:p text:style-name="P5">DOYLESTOWN, PA./</text:p>
      <text:p text:style-name="P5">PRESIDENT'S OFFICE:/</text:p>
      <text:p text:style-name="P5">124 E. Upsal St., Germantown, Philadelphia./</text:p>
      <text:p text:style-name="P5">June 10, 1897./</text:p>
      <text:p text:style-name="P4">Rev. Dr. S. Morais:-/</text:p>
      <text:p text:style-name="P4"><text:tab/>Phila., Pa./</text:p>
      <text:p text:style-name="P4">Very Esteemed Friend:-/</text:p>
      <text:p text:style-name="P4"><text:tab/>The National Farm School will be dedi-/cated on Sunday June 20th. <text:s/>The Board will deem it an honor if/ you will kindly accept their invitation to participate in the exer-/cises by performing the consecration of the building and grounds/ to the cause for which they are to serve./</text:p>
      <text:p text:style-name="P4"><text:tab/>A committee of the Board will take pleasure in looking after/ your comfort during that day. <text:s/>They will be pleased to have as/ many of your family accompany you as may care to attend, and will/ cheerfully send transportation for them if you will kindly let me/ know for how many./</text:p>
      <text:p text:style-name="P4"><text:tab/>Awaiting your speedy and favorable reply, I remain,/ Very cordially yours,/ Jos Krauskopf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0T14:56:24.23</meta:creation-date>
    <dc:date>2012-03-20T14:03:12.98</dc:date>
    <dc:creator>Penn Libraries</dc:creator>
    <meta:editing-duration>PT00H08M29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2" meta:paragraph-count="72" meta:word-count="319" meta:character-count="2187"/>
  </office:meta>
</office:document-meta>
</file>